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color="#121213" style:font-name="Helvetica" fo:font-size="12pt" officeooo:paragraph-rsid="001124e3" style:font-name-asian="Times New Roman" style:font-size-asian="12pt" style:font-name-complex="Helvetica1" style:font-size-complex="12pt"/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.052in" fo:margin-bottom="0.052in" loext:contextual-spacing="true" fo:line-height="100%" fo:background-color="#ffffff"/>
      <style:text-properties officeooo:paragraph-rsid="001124e3"/>
    </style:style>
    <style:style style:name="P3" style:family="paragraph" style:parent-style-name="No_20_Spacing">
      <style:paragraph-properties fo:text-align="center" style:justify-single-word="false"/>
      <style:text-properties officeooo:paragraph-rsid="001124e3"/>
    </style:style>
    <style:style style:name="P4" style:family="paragraph" style:parent-style-name="Standard" style:list-style-name="WWNum1">
      <loext:graphic-properties draw:fill="solid" draw:fill-color="#ffffff"/>
      <style:paragraph-properties fo:margin-top="0.052in" fo:margin-bottom="0.052in" loext:contextual-spacing="false" fo:line-height="100%" fo:background-color="#ffffff"/>
      <style:text-properties officeooo:paragraph-rsid="001124e3"/>
    </style:style>
    <style:style style:name="P5" style:family="paragraph" style:parent-style-name="Standard" style:list-style-name="WWNum1">
      <loext:graphic-properties draw:fill="solid" draw:fill-color="#ffffff"/>
      <style:paragraph-properties fo:margin-top="0.052in" fo:margin-bottom="0.052in" loext:contextual-spacing="false" fo:line-height="100%" fo:text-align="center" style:justify-single-word="false" fo:background-color="#ffffff"/>
      <style:text-properties officeooo:paragraph-rsid="001124e3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.052in" fo:margin-bottom="0.052in" loext:contextual-spacing="false" fo:line-height="100%" fo:text-indent="0in" style:auto-text-indent="false" fo:background-color="#ffffff"/>
      <style:text-properties fo:color="#121213" style:font-name="Helvetica" fo:font-size="12pt" officeooo:paragraph-rsid="001124e3" style:font-name-asian="Times New Roman" style:font-size-asian="12pt" style:font-name-complex="Helvetica1" style:font-size-complex="12pt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margin-top="0.052in" fo:margin-bottom="0.052in" loext:contextual-spacing="false" fo:line-height="100%" fo:text-align="justify" style:justify-single-word="false" fo:text-indent="0in" style:auto-text-indent="false" fo:background-color="#ffffff"/>
      <style:text-properties fo:color="#2458a1" style:font-name="Helvetica" fo:font-size="12pt" officeooo:paragraph-rsid="001124e3" style:font-name-asian="Times New Roman" style:font-size-asian="12pt" style:font-name-complex="Helvetica1" style:font-size-complex="12pt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margin-top="0.052in" fo:margin-bottom="0.052in" loext:contextual-spacing="false" fo:line-height="100%" fo:text-indent="0in" style:auto-text-indent="false" fo:background-color="#ffffff"/>
      <style:text-properties officeooo:paragraph-rsid="001124e3"/>
    </style:style>
    <style:style style:name="P9" style:family="paragraph" style:parent-style-name="Standard" style:list-style-name="WWNum1">
      <loext:graphic-properties draw:fill="solid" draw:fill-color="#ffffff"/>
      <style:paragraph-properties fo:margin-left="0in" fo:margin-right="0in" fo:margin-top="0.052in" fo:margin-bottom="0.052in" loext:contextual-spacing="false" fo:line-height="100%" fo:text-indent="0.5in" style:auto-text-indent="false" fo:background-color="#ffffff"/>
      <style:text-properties officeooo:paragraph-rsid="001124e3"/>
    </style:style>
    <style:style style:name="P10" style:family="paragraph" style:parent-style-name="Standard" style:list-style-name="WWNum1">
      <loext:graphic-properties draw:fill="solid" draw:fill-color="#ffffff"/>
      <style:paragraph-properties fo:margin-left="1in" fo:margin-right="0in" fo:margin-top="0.052in" fo:margin-bottom="0.052in" loext:contextual-spacing="false" fo:line-height="100%" fo:text-align="justify" style:justify-single-word="false" fo:text-indent="0in" style:auto-text-indent="false" fo:background-color="#ffffff"/>
      <style:text-properties style:font-name="Helvetica" fo:font-size="12pt" officeooo:paragraph-rsid="001124e3" style:font-name-asian="Times New Roman" style:font-size-asian="12pt" style:font-name-complex="Helvetica1" style:font-size-complex="12pt"/>
    </style:style>
    <style:style style:name="T1" style:family="text">
      <style:text-properties fo:color="#121213" style:font-name="Helvetica" fo:font-size="12pt" style:font-name-asian="Times New Roman" style:font-size-asian="12pt" style:font-name-complex="Helvetica1" style:font-size-complex="12pt"/>
    </style:style>
    <style:style style:name="T2" style:family="text">
      <style:text-properties fo:color="#121213" style:text-position="super 58%" style:font-name="Helvetica" fo:font-size="12pt" style:font-name-asian="Times New Roman" style:font-size-asian="12pt" style:font-name-complex="Helvetica1" style:font-size-complex="12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color="#ff0000" style:font-name="Helvetica" fo:font-size="12pt" fo:font-weight="bold" style:font-name-asian="Times New Roman" style:font-size-asian="12pt" style:font-weight-asian="bold" style:font-name-complex="Helvetica1" style:font-size-complex="12pt" style:font-weight-complex="bold"/>
    </style:style>
    <style:style style:name="T5" style:family="text">
      <style:text-properties fo:color="#ff0000" style:font-name="Helvetica" fo:font-size="12pt" style:font-name-asian="Times New Roman" style:font-size-asian="12pt" style:font-name-complex="Helvetica1" style:font-size-complex="12pt"/>
    </style:style>
    <style:style style:name="T6" style:family="text">
      <style:text-properties fo:color="#ff0000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ITC LAB #13 C++ </text:span></text:p>
      <text:p text:style-name="P3"><text:span text:style-name="T3">LAB TASK</text:span><text:bookmark text:name="_GoBack"/></text:p>
      <text:p text:style-name="P3"><text:span text:style-name="T3"><text:s/></text:span></text:p>
      <text:p text:style-name="P3"/>
      <text:list xml:id="list760426706" text:style-name="WWNum1">
        <text:list-item>
          <text:p text:style-name="P4"><text:a xlink:type="simple" xlink:href="http://codeforwin.org/2015/05/c-program-to-convert-centimeter-into-meter-kilometer.html" text:style-name="Standard" text:visited-style-name="Standard"><text:span text:style-name="T1">Print your name of the console</text:span></text:a></text:p>
        </text:list-item>
      </text:list>
      <text:p text:style-name="P6"/>
      <text:list xml:id="list194121635444358" text:continue-numbering="true" text:style-name="WWNum1">
        <text:list-item>
          <text:p text:style-name="P4"><text:span text:style-name="T1">Write a C++ program that will ask a user to input the length and width of rectangle and calculate the area of rectangle</text:span></text:p>
        </text:list-item>
      </text:list>
      <text:p text:style-name="P1"/>
      <text:list xml:id="list194121770253414" text:continue-numbering="true" text:style-name="WWNum1">
        <text:list-item>
          <text:p text:style-name="P4"><text:span text:style-name="T1">Write a C++ program that will ask the user to enter radius and calculate the circumference of a circle</text:span></text:p>
        </text:list-item>
        <text:list-item>
          <text:p text:style-name="P4"><text:a xlink:type="simple" xlink:href="http://codeforwin.org/2015/05/c-program-to-calculate-diameter-circumference-and-area-of-circle.html" text:style-name="Standard" text:visited-style-name="Standard"><text:span text:style-name="T1">Write a C+ program that ask the user to input the radius of a circle and ask the find whether to calculate the diameter, circumference and area of a circle.</text:span></text:a><text:span text:style-name="T1"> </text:span><text:span text:style-name="T4">(do this task using if else-if else statement)</text:span></text:p>
          <text:list>
            <text:list-item>
              <text:list>
                <text:list-header>
                  <text:p text:style-name="P9"><text:span text:style-name="T1"><text:s text:c="18"/>Diameter, circumference and area of a circle formula is given by</text:span></text:p>
                </text:list-header>
              </text:list>
            </text:list-item>
          </text:list>
          <text:p text:style-name="P5"><text:span text:style-name="T1">D=2r</text:span></text:p>
          <text:p text:style-name="P5"><text:span text:style-name="T1">C=2π r</text:span></text:p>
          <text:p text:style-name="P5"><text:span text:style-name="T1">A=πr</text:span><text:span text:style-name="T2">2</text:span></text:p>
          <text:p text:style-name="P10"/>
        </text:list-item>
        <text:list-item>
          <text:p text:style-name="P2"><text:span text:style-name="T1">Write a C++ program that as the user to enter the quantity in pounds. Your program will display a menu like press 1 to convert pounds in gram. Press 2 to convert pounds in kilogram, on the basis of input calculate and print the result accordingly </text:span><text:span text:style-name="T4">(do this task using Switch statement)</text:span></text:p>
          <text:p text:style-name="P7"/>
          <text:p text:style-name="P5"><text:span text:style-name="T1">1 Pounds = 0.454 kilograms</text:span><text:bookmark text:name="_GoBack1"/></text:p>
          <text:p text:style-name="P5"><text:span text:style-name="T1">1 Pound = 453.59237 Grams</text:span></text:p>
        </text:list-item>
        <text:list-item>
          <text:p text:style-name="P4"><text:span text:style-name="T1">Write a C++ program will print the even number from 0 to 50 </text:span><text:span text:style-name="T5">using for loop</text:span></text:p>
        </text:list-item>
        <text:list-item>
          <text:p text:style-name="P4"><text:a xlink:type="simple" xlink:href="http://codeforwin.org/2015/05/c-program-to-calculate-diameter-circumference-and-area-of-circle.html" text:style-name="Standard" text:visited-style-name="Standard"><text:span text:style-name="T1">Write a C+ program that ask the user to input the radius of a circle and ask the find whether to calculate the diameter, circumference or area of a circle and print the results according to user input choice.</text:span></text:a><text:span text:style-name="T1"> Ask the user do you want to continue or not(y/n)?</text:span></text:p>
          <text:p text:style-name="P8"><text:span text:style-name="T1"><text:s text:c="2"/></text:span><text:bookmark text:name="_GoBack2"/><text:span text:style-name="T1">Circumference and area of a circle formula is given by</text:span></text:p>
          <text:p text:style-name="P5"><text:span text:style-name="T1">D=2r</text:span></text:p>
          <text:p text:style-name="P5"><text:span text:style-name="T1">C=2π r</text:span></text:p>
          <text:p text:style-name="P5"><text:span text:style-name="T1">A=πr</text:span><text:span text:style-name="T2">2</text:span></text:p>
          <text:p text:style-name="P5"><text:span text:style-name="T6">(Do this task using both while and do while loop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9:37:56.064857958</meta:creation-date>
    <dc:date>2020-12-08T19:41:20.593154467</dc:date>
    <meta:editing-duration>PT3M25S</meta:editing-duration>
    <meta:editing-cycles>1</meta:editing-cycles>
    <meta:document-statistic meta:table-count="0" meta:image-count="0" meta:object-count="0" meta:page-count="1" meta:paragraph-count="21" meta:word-count="265" meta:character-count="1377" meta:non-whitespace-character-count="1117"/>
    <meta:generator>LibreOffice/6.4.6.2$Linux_X86_64 LibreOffice_project/40$Build-2</meta:generator>
  </office:meta>
</office:document-meta>
</file>